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canva.com/design/DAG97u6XXpE/Ref1Ksx4eUFywyJgU7lCgQ/edit?utm_content=DAG97u6XXpE&amp;utm_campaign=designshare&amp;utm_medium=link2&amp;utm_source=sharebutt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19:14:21.354967145</meta:creation-date>
    <dc:date>2026-01-31T19:16:04.555303515</dc:date>
    <meta:editing-duration>PT1M43S</meta:editing-duration>
    <meta:editing-cycles>1</meta:editing-cycles>
    <meta:document-statistic meta:table-count="0" meta:image-count="0" meta:object-count="0" meta:page-count="1" meta:paragraph-count="1" meta:word-count="1" meta:character-count="157" meta:non-whitespace-character-count="157"/>
    <meta:generator>LibreOffice/24.2.7.2$Linux_X86_64 LibreOffice_project/420$Build-2</meta:generator>
  </office:meta>
</office:document-meta>
</file>